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077763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break-before="auto" fo:break-after="auto" fo:keep-with-next="auto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break-before="auto" fo:break-after="auto" fo:keep-with-next="auto"/>
      <style:text-properties style:font-name="Courier New" fo:font-weight="bold" style:font-name-asian="Courier New1" style:font-weight-asian="bold" style:font-name-complex="Courier New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08a4ef" officeooo:paragraph-rsid="0008a4ef" fo:background-color="transparent" style:language-asian="ja" style:country-asian="JP"/>
    </style:style>
    <style:style style:name="P6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fo:keep-together="auto" fo:orphans="0" fo:widows="0" style:page-number="1" fo:break-before="auto" fo:break-after="auto" fo:keep-with-next="auto"/>
      <style:text-properties officeooo:rsid="0008a4ef" officeooo:paragraph-rsid="00077763" fo:background-color="transparent" style:language-asian="ja" style:country-asian="JP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077763" fo:background-color="transparent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Standard">
      <style:text-properties officeooo:rsid="00093a83" officeooo:paragraph-rsid="00093a83" fo:background-color="#000000" style:language-asian="ja" style:country-asian="JP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style:font-name="Courier New" fo:font-weight="bold" fo:background-color="#ffff00" loext:char-shading-value="0" style:font-name-asian="Courier New1" style:font-weight-asian="bold" style:font-name-complex="Courier New1"/>
    </style:style>
    <style:style style:name="T4" style:family="text">
      <style:text-properties style:font-name="Courier New" fo:font-weight="bold" fo:background-color="#ffcc00" loext:char-shading-value="0" style:font-name-asian="Courier New1" style:font-weight-asian="bold" style:font-name-complex="Courier New1"/>
    </style:style>
    <style:style style:name="T5" style:family="text">
      <style:text-properties style:font-name="Courier New" fo:font-weight="bold" fo:background-color="#ff9999" loext:char-shading-value="0" style:font-name-asian="Courier New1" style:font-weight-asian="bold" style:font-name-complex="Courier New1"/>
    </style:style>
    <style:style style:name="T6" style:family="text">
      <style:text-properties style:font-name="Times New Roman" fo:background-color="#ffcc00" loext:char-shading-value="0" style:font-name-asian="Times New Roman1" style:font-name-complex="Times New Roman1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fo:background-color="#ffff00" loext:char-shading-value="0" style:font-name-asian="Times New Roman1" style:font-name-complex="Times New Roman1"/>
    </style:style>
    <style:style style:name="T9" style:family="text">
      <style:text-properties style:font-name="Times New Roman" fo:background-color="#ff9999" loext:char-shading-value="0" style:font-name-asian="Times New Roman1" style:font-name-complex="Times New Roman1"/>
    </style:style>
    <style:style style:name="T10" style:family="text">
      <style:text-properties fo:background-color="#000000" loext:char-shading-value="0"/>
    </style:style>
    <style:style style:name="T11" style:family="text">
      <style:text-properties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File header</text:span></text:p>
      <text:p text:style-name="P7"><text:span text:style-name="T2">60 03 00 00 00 00 00 00 00 00 00 00 00 00 00 00</text:span></text:p>
      <text:p text:style-name="P7"><text:span text:style-name="T2"/></text:p>
      <text:p text:style-name="P5"><text:span text:style-name="T2">Action data (0x44 bytes long)</text:span></text:p>
      <text:p text:style-name="P2"><text:span text:style-name="T4">07 00</text:span><text:span text:style-name="T2"> 01 00 0C 00 00 00 </text:span><text:span text:style-name="T3">02</text:span><text:span text:style-name="T2"> 01 01 00 01 04 00 00</text:span></text:p>
      <text:p text:style-name="P3"><text:span text:style-name="T2">29 00 </text:span><text:span text:style-name="T5">01</text:span><text:span text:style-name="T2"> E4 84 A1 00 58 00 00 00 00 00 00 00 00</text:span></text:p>
      <text:p text:style-name="P4">00 00 00 00 00 00 00 00 01 00 00 00 83 81 83 89</text:p>
      <text:p text:style-name="P4">00 00 00 00 00 00 00 00 00 00 00 00 00 00 00 00</text:p>
      <text:p text:style-name="P4">02 <text:span text:style-name="T11">FF EE DD</text:span> <text:s text:c="35"/>‎</text:p>
      <text:p text:style-name="P1"/>
      <text:p text:style-name="P1"><text:span text:style-name="T6">ID</text:span><text:span text:style-name="T7">: A 16-bit integer used as the action's identifier.</text:span></text:p>
      <text:p text:style-name="P1"><text:span text:style-name="T8">MP Cost</text:span><text:span text:style-name="T7">: A single byte value that defines the amount of MP the action costs. If set to FF, the action consumes all of the user's MP.</text:span></text:p>
      <text:p text:style-name="P1"><text:span text:style-name="T9">Type</text:span><text:span text:style-name="T7">: A single byte value that defines the action's "type". 01 corresponds to a spell, and 02 corresponds to an ability.</text:span></text:p>
      <text:p text:style-name="P8"/>
      <text:p text:style-name="P9">Some sort of footer. Always the same val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4-17T03:28:15.880000000</dc:date>
    <meta:editing-duration>PT3M36S</meta:editing-duration>
    <meta:editing-cycles>3</meta:editing-cycles>
    <meta:document-statistic meta:table-count="0" meta:image-count="0" meta:object-count="0" meta:page-count="1" meta:paragraph-count="12" meta:word-count="157" meta:character-count="671" meta:non-whitespace-character-count="491"/>
  </office:meta>
</office:document-meta>
</file>